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color="#d4d4d4" style:font-name="Consolas" fo:font-size="12pt" fo:font-weight="normal" fo:background-color="#1e1e1e"/>
    </style:style>
    <style:style style:name="P3" style:family="paragraph" style:parent-style-name="Standard">
      <style:text-properties fo:color="#000000" style:font-name="Times New Roman" fo:font-size="14pt" fo:background-color="#ffffff" style:font-size-asian="14pt" style:font-size-complex="14pt"/>
    </style:style>
    <style:style style:name="P4" style:family="paragraph" style:parent-style-name="Standard">
      <style:text-properties fo:color="#000000" style:font-name="Times New Roman" fo:font-size="14pt" fo:background-color="#ffffff" style:font-name-asian="Lucida Console" style:font-size-asian="14pt" style:font-name-complex="Lucida Console" style:font-size-complex="14pt"/>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text-properties fo:color="#000000" style:font-name="Times New Roman" fo:font-size="14pt" fo:background-color="#ffffff" style:font-name-asian="Lucida Console" style:font-size-asian="14pt" style:font-name-complex="Lucida Console" style:font-size-complex="14pt"/>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fo:letter-spacing="normal" style:font-name-asian="apple-system" style:font-size-asian="10.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Bonjour Mr. Bouhet,</text:p>
      <text:p text:style-name="P4">Actuellement en reconversion dans le développement web, je me permets de vous contacter car je suis à la recherche d'un stage de 2 à 6 mois en entreprise. Seriez-vous intéressé par une éventuelle candidature ?</text:p>
      <text:p text:style-name="P4">Bien cordialement,</text:p>
      <text:p text:style-name="P4">Audren Floch</text:p>
      <text:p text:style-name="P4"/>
      <text:p text:style-name="P4">06 62 49 59 18</text:p>
      <text:p text:style-name="P4"/>
      <text:p text:style-name="P4">- Principales qualités ? Détermination, Patience, Diplomate, à l'écoute des autres</text:p>
      <text:p text:style-name="P4"/>
      <text:p text:style-name="P4">-Principal défaut ? Réservé</text:p>
      <text:p text:style-name="P4"/>
      <text:p text:style-name="P4">- Qu'est-ce qui vous attire dans notre entreprise ? L'expérience (50 ans), la diversité des sites, la proximité de mon lieu de domicile</text:p>
      <text:p text:style-name="P4"/>
      <text:p text:style-name="P4">- Questions à poser :</text:p>
      <text:p text:style-name="P4">Quelles technos l'entreprise utilise t'elle ?</text:p>
      <text:p text:style-name="P4">Sur quel projet l'entreprise travaille t'elle en ce moment ?</text:p>
      <text:p text:style-name="P4"/>
      <text:p text:style-name="P4"/>
      <text:p text:style-name="P4">SELECT COUNT(id) FROM user;</text:p>
      <text:p text:style-name="P4">SELECT COUNT(id) FROM file WHERE file.category = "Compte-rendu d'audit";</text:p>
      <text:p text:style-name="P4">SELECT SUM(gain) FROM file;</text:p>
      <text:p text:style-name="P4"/>
      <text:p text:style-name="P4"/>
      <text:p text:style-name="P4">git branch -D update-sql</text:p>
      <text:p text:style-name="P4">git checkout -b US_08_UserAccount</text:p>
      <text:p text:style-name="P3">git branch -m &lt;new_name&gt;</text:p>
      <text:p text:style-name="P3"/>
      <text:p text:style-name="P3">/A\./</text:p>
      <text:p text:style-name="P3"/>
      <text:p text:style-name="P3">/[0-9]{2}\/[0-9]{2}\/[0-9]{4}/<text:tab/><text:tab/>/\d{2}\/\d{2}\/\d{4}/<text:tab/></text:p>
      <text:p text:style-name="P3"/>
      <text:p text:style-name="P3">/ \d{1}\/\d{2}/<text:tab/><text:tab/>/ [0-9]{1}\/[0-9]{2}/</text:p>
      <text:p text:style-name="P3"/>
      <text:p text:style-name="P3">/[a-z]{14}/gi</text:p>
      <text:p text:style-name="P3"/>
      <text:p text:style-name="P3">/https?:\/\/[a-zA-Z0-9-\.]+\.[a-zA-Z]{2,4}(\/\S*[a-zA-Z0-9])/</text:p>
      <text:p text:style-name="P5"/>
      <text:p text:style-name="P5"/>
      <text:p text:style-name="P5"/>
      <text:p text:style-name="P1"><text:soft-page-break/><text:span text:style-name="T1">? Curieux de découvrir mon univers ? ? Mon portfolio : https://www.y1n.fr</text:span><text:line-break/><text:line-break/><text:span text:style-name="T1">? Après une experience en tant que responsable logistique, j'ai entamé une reconversion </text:span><text:span text:style-name="T1">professionnelle. En passant par l'apprentissage autodidacte sur FreeCodeCamp &amp; OpenClassRoom, puis </text:span><text:span text:style-name="T1">une formation bootcamp de développeur web et mobile à la Wild Code School afin de valider un profil </text:span><text:span text:style-name="T1">développeur full stack spécialisé Javascript en React et Node.</text:span><text:line-break/><text:line-break/><text:span text:style-name="T1">? Actuellement en stage Développeur front-end spécialisé JavaScript | React / Next.js /</text:span><text:line-break/><text:line-break/><text:span text:style-name="T1">?</text:span><text:span text:style-name="T2">￢ﾀﾍ</text:span><text:span text:style-name="T1">? Je suis spécialisé sur les technologies suivantes :</text:span><text:line-break/><text:span text:style-name="T1">Front-end : HTML, CSS, JavaScript, React, Api, LocalStorage</text:span><text:line-break/><text:span text:style-name="T1">Back-end : Javascript, Node, Express, MySQL, NoSQL</text:span><text:line-break/><text:span text:style-name="T1">Gaming : C#, Unity</text:span><text:line-break/><text:span text:style-name="T1">Mais également : Git/Hub/Bash, SCRUM, Trello, Figma, Photoshop</text:span><text:line-break/><text:line-break/><text:span text:style-name="T1">? Cherchant à étendre mon réseaux professionnel , n'hésitez pas à m'ajouter sur LinkedIn, je vous accepterai avec plaisir.</text:span> </text:p>
      <text:p text:style-name="P1"/>
      <text:p text:style-name="P1"/>
      <text:p text:style-name="P1">Après une première experience dans le milieu culturel j'ai choisi d'entamer une reconversion professionnelle en passant par l'apprentissage autodidacte OpenClassRooms, puis avec une formation en remote de développeur web à la Wild Code School afin de valider un profil développeur full stack spécialisé Javascript / React.</text:p>
      <text:p text:style-name="P1"/>
      <text:p text:style-name="P1">Je suis actuellement à la recherche d'un stage de 4 mois à partir de septembre 2022.</text:p>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5M2S</meta:editing-duration>
    <meta:editing-cycles>165</meta:editing-cycles>
    <meta:generator>OpenOffice/4.1.9$Win32 OpenOffice.org_project/419m1$Build-9805</meta:generator>
    <dc:date>2022-12-17T11:36:20.86</dc:date>
    <dc:creator>Audren FLOCH</dc:creator>
    <meta:document-statistic meta:table-count="0" meta:image-count="0" meta:object-count="0" meta:page-count="2" meta:paragraph-count="25" meta:word-count="341" meta:character-count="2316"/>
    <meta:user-defined meta:name="Info 1"/>
    <meta:user-defined meta:name="Info 2"/>
    <meta:user-defined meta:name="Info 3"/>
    <meta:user-defined meta:name="Info 4"/>
  </office:meta>
</office:document-meta>
</file>